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"/>
    <style:font-face style:name="Roboto" svg:font-family="Roboto, sans-serif"/>
    <style:font-face style:name="Source Code Pro" svg:font-family="'Source Code Pro', Menlo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3fc5d" officeooo:paragraph-rsid="0003fc5d"/>
    </style:style>
    <style:style style:name="P2" style:family="paragraph" style:parent-style-name="Text_20_body">
      <style:paragraph-properties fo:text-align="justify" style:justify-single-word="false"/>
      <style:text-properties officeooo:rsid="0003fc5d" officeooo:paragraph-rsid="0003fc5d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Roboto" fo:font-size="12pt" fo:letter-spacing="normal" fo:font-style="normal" fo:font-weight="normal" loext:padding="0in" loext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Roboto" fo:font-size="12pt" fo:letter-spacing="normal" fo:font-style="normal" fo:font-weight="normal" loext:padding="0in" loext:border="none"/>
    </style:style>
    <style:style style:name="P5" style:family="paragraph" style:parent-style-name="Text_20_body" style:list-style-name="L3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000000" style:font-name="Roboto" fo:font-size="12pt" fo:letter-spacing="normal" fo:font-style="normal" fo:font-weight="normal" loext:padding="0in" loext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Roboto" fo:font-size="12pt" fo:letter-spacing="normal" fo:font-style="normal" fo:font-weight="normal" officeooo:rsid="0003fc5d" officeooo:paragraph-rsid="0003fc5d" loext:padding="0in" loext:border="none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Roboto" fo:font-size="12pt" fo:letter-spacing="normal" fo:font-style="normal" fo:font-weight="normal" officeooo:rsid="0003fc5d" officeooo:paragraph-rsid="0003fc5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Roboto" fo:font-size="12pt" fo:letter-spacing="normal" fo:font-style="normal" fo:font-weight="normal" officeooo:rsid="0003fc5d" officeooo:paragraph-rsid="0003fc5d" loext:padding="0in" loext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Roboto" fo:font-size="12pt" fo:letter-spacing="normal" fo:font-style="normal" fo:font-weight="normal" style:font-size-asian="12pt" style:font-size-complex="12pt" loext:padding="0in" loext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Roboto Slab" fo:font-size="12.75pt" fo:letter-spacing="normal" fo:font-style="normal" fo:font-weight="normal" loext:padding="0in" loext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Roboto Slab" fo:font-size="12pt" fo:letter-spacing="normal" fo:font-style="normal" fo:font-weight="normal" style:font-size-asian="12pt" style:font-size-complex="12pt" loext:padding="0in" loext:border="none"/>
    </style:style>
    <style:style style:name="P12" style:family="paragraph" style:parent-style-name="Text_20_body" style:list-style-name="L2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Roboto Slab" fo:font-size="12pt" fo:letter-spacing="normal" fo:font-style="normal" fo:font-weight="normal" officeooo:paragraph-rsid="0003fc5d" style:font-size-asian="12pt" style:font-size-complex="12pt" loext:padding="0in" loext:border="none"/>
    </style:style>
    <style:style style:name="P13" style:family="paragraph" style:parent-style-name="Text_20_body" style:list-style-name="L2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officeooo:paragraph-rsid="0003fc5d"/>
    </style:style>
    <style:style style:name="P14" style:family="paragraph" style:parent-style-name="Text_20_body" style:list-style-name="L2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size="12pt" officeooo:paragraph-rsid="00060247" style:font-size-asian="12pt" style:font-size-complex="12pt"/>
    </style:style>
    <style:style style:name="P15" style:family="paragraph" style:parent-style-name="Text_20_body" style:list-style-name="L2">
      <style:paragraph-properties fo:margin-left="0in" fo:margin-right="0in" fo:margin-top="0in" fo:margin-bottom="0in" loext:contextual-spacing="false" fo:line-height="162%" fo:text-align="justify" style:justify-single-word="false" fo:orphans="2" fo:widows="2" fo:text-indent="0in" style:auto-text-indent="false" fo:padding="0in" fo:border="none"/>
      <style:text-properties fo:font-size="12pt" officeooo:rsid="00060247" officeooo:paragraph-rsid="00060247" style:font-size-asian="12pt" style:font-size-complex="12pt"/>
    </style:style>
    <style:style style:name="P16" style:family="paragraph" style:parent-style-name="Text_20_body" style:list-style-name="L3">
      <style:paragraph-properties fo:margin-left="0.0102in" fo:margin-right="0.0102in" fo:margin-top="0in" fo:margin-bottom="0in" loext:contextual-spacing="false" fo:line-height="162%" fo:orphans="2" fo:widows="2" fo:text-indent="0in" style:auto-text-indent="false" fo:padding="0in" fo:border="none"/>
    </style:style>
    <style:style style:name="P17" style:family="paragraph" style:parent-style-name="Text_20_body" style:list-style-name="L3">
      <style:paragraph-properties fo:margin-left="0.0102in" fo:margin-right="0.0102in" fo:margin-top="0in" fo:margin-bottom="0in" loext:contextual-spacing="false" fo:line-height="162%" fo:orphans="2" fo:widows="2" fo:text-indent="0in" style:auto-text-indent="false" fo:padding="0in" fo:border="none"/>
      <style:text-properties officeooo:rsid="00060247" officeooo:paragraph-rsid="00060247"/>
    </style:style>
    <style:style style:name="P18" style:family="paragraph" style:parent-style-name="Text_20_body">
      <style:paragraph-properties fo:margin-left="0in" fo:margin-right="0.0102in" fo:margin-top="0in" fo:margin-bottom="0in" loext:contextual-spacing="false" fo:line-height="162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Source Code Pro" fo:font-size="9.75pt" fo:letter-spacing="normal" fo:font-style="normal" fo:font-weight="normal" fo:background-color="#f5f7f9" loext:char-shading-value="0" loext:padding="0in" loext:border="none"/>
    </style:style>
    <style:style style:name="T2" style:family="text">
      <style:text-properties fo:font-variant="normal" fo:text-transform="none" fo:color="#000000" style:font-name="Source Code Pro" fo:font-size="9.75pt" fo:letter-spacing="normal" fo:font-style="normal" fo:font-weight="normal" officeooo:rsid="0003fc5d" fo:background-color="#f5f7f9" loext:char-shading-value="0" loext:padding="0in" loext:border="none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00" style:font-name="Roboto" fo:font-size="12pt" fo:letter-spacing="normal" fo:font-style="normal" fo:font-weight="normal" officeooo:rsid="0003fc5d" loext:padding="0in" loext:border="none"/>
    </style:style>
    <style:style style:name="T5" style:family="text">
      <style:text-properties fo:font-variant="normal" fo:text-transform="none" fo:color="#000000" style:font-name="Roboto" fo:letter-spacing="normal" fo:font-style="normal" fo:font-weight="normal" officeooo:rsid="0003fc5d" loext:padding="0in" loext:border="none"/>
    </style:style>
    <style:style style:name="T6" style:family="text">
      <style:text-properties fo:font-variant="normal" fo:text-transform="none" fo:color="#000000" style:font-name="Roboto" fo:letter-spacing="normal" fo:font-style="normal" fo:font-weight="normal" officeooo:rsid="00060247" loext:padding="0in" loext:border="none"/>
    </style:style>
    <style:style style:name="T7" style:family="text">
      <style:text-properties fo:font-variant="normal" fo:text-transform="none" fo:color="#000000" style:font-name="Roboto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000000" style:font-name="sans-serif" fo:letter-spacing="normal" fo:font-style="normal" fo:font-weight="normal" loext:padding="0in" loext:border="none"/>
    </style:style>
    <style:style style:name="T9" style:family="text">
      <style:text-properties style:font-name="Roboto Slab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>mvn archetype:generate -B -DgroupId=edu.eci -DartifactId=file-spy</text:span></text:span></text:p>
      <text:list xml:id="list1785887933" text:style-name="L1">
        <text:list-item>
          <text:p text:style-name="P3">What do means the -B option in the command?</text:p>
          <text:list>
            <text:list-item>
              <text:p text:style-name="P10"/>
            </text:list-item>
          </text:list>
        </text:list-item>
        <text:list-item>
          <text:p text:style-name="P3">What do means the -D option in the command?</text:p>
          <text:list>
            <text:list-item>
              <text:p text:style-name="P3"/>
            </text:list-item>
          </text:list>
        </text:list-item>
        <text:list-item>
          <text:p text:style-name="P3">What do means the groupId, artifactId properties in the command?</text:p>
          <text:list>
            <text:list-item>
              <text:p text:style-name="P9"><text:span text:style-name="T9">groupId es el identificador único de la organización o grupo que crea el proyecto (se podría decir que es el identificador de la aplicación), y artifactId es el identificador único del artefacto principal de este proyecto (se podría decir que es el identificador del módulo</text:span><text:line-break/><text:span text:style-name="T9">dentro de la aplicación), es decir, este será el nombre del jar.</text:span></text:p>
            </text:list-item>
          </text:list>
        </text:list-item>
        <text:list-item>
          <text:p text:style-name="P3">Describe the content of the directory that has been created.</text:p>
          <text:list>
            <text:list-item>
              <text:p text:style-name="P6">Se creo un proyecto el cual contiene el POM.xml y una carpeta src en la cual tiene dos carpetas, main y test.</text:p>
            </text:list-item>
          </text:list>
        </text:list-item>
        <text:list-item>
          <text:p text:style-name="P3">What do means the word SNAPSHOT in the version value?</text:p>
          <text:list>
            <text:list-item>
              <text:p text:style-name="P11">Al indicar SNAPSHOT se quiere decir que es una versión evolutiva, es decir que estamos trabajando para obtener al versión 1.0.</text:p>
            </text:list-item>
          </text:list>
        </text:list-item>
      </text:list>
      <text:list xml:id="list2860147966" text:style-name="L2">
        <text:list-item>
          <text:p text:style-name="P4">What is the purpose of the packing tag into the POM file?</text:p>
          <text:list>
            <text:list-item>
              <text:p text:style-name="P12">Con packaging se indica el tipo de empaquetado que hay que hacer con el proyecto. Podemos usar jar, war, ear, pom.</text:p>
            </text:list-item>
          </text:list>
        </text:list-item>
        <text:list-item>
          <text:p text:style-name="P4">What is the purpose of the dependencies and dependency tags into the POM file?</text:p>
          <text:list>
            <text:list-item>
              <text:p text:style-name="P7">El proposito de los tags es mantener una estructura ordenada.</text:p>
            </text:list-item>
          </text:list>
        </text:list-item>
        <text:list-item>
          <text:p text:style-name="P13"><text:span text:style-name="T4">The three principal Maven lifecycles are</text:span><text:span text:style-name="Source_20_Text"><text:span text:style-name="T2">clean</text:span></text:span><text:span text:style-name="T4">, </text:span><text:span text:style-name="Source_20_Text"><text:span text:style-name="T2">default</text:span></text:span><text:span text:style-name="T4">and </text:span><text:span text:style-name="Source_20_Text"><text:span text:style-name="T2">site</text:span></text:span><text:span text:style-name="T4">. Describe each one.</text:span></text:p>
          <text:list>
            <text:list-item>
              <text:p text:style-name="P14"><text:span text:style-name="T5">C</text:span><text:span text:style-name="T6">lean </text:span><text:span text:style-name="T7">Elimina todos los .class y .jar generados. Después de este comando se puede comenzar un compilado desde cero.</text:span></text:p>
            </text:list-item>
            <text:list-item>
              <text:p text:style-name="P14"><text:span text:style-name="T6">Site </text:span><text:span text:style-name="T7"> </text:span><text:span text:style-name="T8">Genera un sitio web con la información de nuestro proyecto. Dicha información debe escribirse en el fichero pom.xml y ficheros .apt separados.</text:span></text:p>
            </text:list-item>
            <text:list-item>
              <text:p text:style-name="P15"><text:span text:style-name="T8">Default no existe como comando de maven.</text:span></text:p>
            </text:list-item>
          </text:list>
        </text:list-item>
      </text:list>
      <text:list xml:id="list2562044972" text:style-name="L3">
        <text:list-item>
          <text:p text:style-name="P16"><text:soft-page-break/><text:span text:style-name="T3">Using the terminal execute the command </text:span><text:span text:style-name="Source_20_Text"><text:span text:style-name="T1">mvn compile</text:span></text:span><text:span text:style-name="T3">. Take the output screenshot. What is this command using for? What are transitive dependencies?</text:span></text:p>
          <text:list>
            <text:list-item>
              <text:p text:style-name="P17"><text:span text:style-name="T3">Compila el codigo fuente del proyecto y sigue la fase de tests.</text:span></text:p>
            </text:list-item>
          </text:list>
        </text:list-item>
        <text:list-item>
          <text:p text:style-name="P16"><text:span text:style-name="T3">Using the terminal execute the command </text:span><text:span text:style-name="Source_20_Text"><text:span text:style-name="T1">mvn package</text:span></text:span><text:span text:style-name="T3">. Take the output screenshot. What is this command using for?</text:span></text:p>
          <text:list>
            <text:list-item>
              <text:p text:style-name="P17"><text:span text:style-name="T3">Toma el codigo compilado y empaquetarlo en su formato distribuible, como un JAR.</text:span></text:p>
            </text:list-item>
          </text:list>
        </text:list-item>
        <text:list-item>
          <text:p text:style-name="P16"><text:span text:style-name="T3">Using the terminal execute the command </text:span><text:span text:style-name="Source_20_Text"><text:span text:style-name="T1">mvn install</text:span></text:span><text:span text:style-name="T3">. Take the output screenshot. What is this command using for?</text:span></text:p>
          <text:list>
            <text:list-item>
              <text:p text:style-name="P17"><text:span text:style-name="T3">Instalar el paquete en el repositorio local, para su uso como una dependencia en otros proyectos a nivel local.</text:span></text:p>
            </text:list-item>
          </text:list>
        </text:list-item>
        <text:list-item>
          <text:p text:style-name="P5">Generate a new maven project in other folder using the maven command line tools, this project should has as groupId "edu.eci" and as artifactId "another-maven-project". Take the output screenshot.</text:p>
        </text:list-item>
        <text:list-item>
          <text:p text:style-name="P5">Replace the code of the App.java class with the following code and do all the necessary steps to compile the code.</text:p>
        </text:list-item>
      </text:list>
      <text:p text:style-name="P8"/>
      <text:list xml:id="list185800961380600" text:continue-list="list1785887933" text:style-name="L1">
        <text:list-header>
          <text:p text:style-name="P3"/>
        </text:list-header>
      </text:list>
      <text:p text:style-name="P18"><text:span text:style-name="Source_20_Text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"/>
    <style:font-face style:name="Roboto" svg:font-family="Roboto, sans-serif"/>
    <style:font-face style:name="Source Code Pro" svg:font-family="'Source Code Pro', Menlo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7:22:34.911744564</meta:creation-date>
    <dc:date>2019-01-17T18:58:00.317030432</dc:date>
    <meta:editing-duration>PT32M34S</meta:editing-duration>
    <meta:editing-cycles>1</meta:editing-cycles>
    <meta:document-statistic meta:table-count="0" meta:image-count="0" meta:object-count="0" meta:page-count="2" meta:paragraph-count="28" meta:word-count="449" meta:character-count="2554" meta:non-whitespace-character-count="2156"/>
    <meta:generator>LibreOffice/6.0.6.2$Linux_X86_64 LibreOffice_project/00m0$Build-2</meta:generator>
  </office:meta>
</office:document-meta>
</file>